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E5100BD242A7782.png" manifest:media-type="image/png"/>
  <manifest:file-entry manifest:full-path="Pictures/10000000000000080000000820A1E16DA75ED138.png" manifest:media-type="image/png"/>
  <manifest:file-entry manifest:full-path="Pictures/100000000000000800000008D08546357274616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4.95cm" fo:min-width="9.6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8cm" draw:marker-end-width="0.28cm" draw:fill-color="#ffffff" draw:textarea-vertical-align="middle" draw:auto-grow-height="false" fo:min-height="4.95cm" fo:min-width="4.7cm" fo:padding-top="0.15cm" fo:padding-bottom="0.15cm" fo:padding-left="0.275cm" fo:padding-right="0.275cm" fo:wrap-option="wrap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4.95cm" fo:min-width="0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4.94cm" fo:min-width="0cm"/>
    </style:style>
    <style:style style:name="gr5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Double_20_Dash"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stroke-dash="Double_20_Dash"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standard">
      <style:graphic-properties draw:stroke="solid" svg:stroke-width="0.05cm" svg:stroke-color="#000000" draw:marker-start-width="0.2cm" draw:marker-end-width="0.2cm" svg:stroke-opacity="100%" draw:stroke-linejoin="miter" draw:fill="non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3cm" svg:stroke-color="#000000" draw:marker-start-width="0.25cm" draw:marker-end="Linienspitzen_20_1" draw:marker-end-width="0.25cm" draw:fill="none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668cm" fo:min-width="0.419cm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Double_20_Dash"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03cm" svg:stroke-color="#000000" draw:marker-start-width="0.25cm" draw:marker-end-width="0.25cm" draw:fill="bitmap" draw:fill-hatch-solid="false" draw:fill-image-name="Bitmap_20_1" style:repeat="repeat" draw:textarea-horizontal-align="justify" draw:textarea-vertical-align="middle" draw:auto-grow-height="false" fo:min-height="3.22cm" fo:min-width="4.82cm" fo:padding-top="0.14cm" fo:padding-bottom="0.14cm" fo:padding-left="0.265cm" fo:padding-right="0.265cm"/>
    </style:style>
    <style:style style:name="gr16" style:family="graphic" style:parent-style-name="standard">
      <style:graphic-properties svg:stroke-width="0.03cm" svg:stroke-color="#000000" draw:marker-start-width="0.25cm" draw:marker-end-width="0.25cm" draw:fill="bitmap" draw:fill-hatch-solid="false" draw:fill-image-name="_31_0_20_Percent" style:repeat="repeat" draw:textarea-horizontal-align="justify" draw:textarea-vertical-align="middle" draw:auto-grow-height="false" fo:min-height="3.22cm" fo:min-width="0.72cm" fo:padding-top="0.14cm" fo:padding-bottom="0.14cm" fo:padding-left="0.265cm" fo:padding-right="0.265cm"/>
    </style:style>
    <style:style style:name="gr17" style:family="graphic" style:parent-style-name="standard">
      <style:graphic-properties svg:stroke-width="0.03cm" svg:stroke-color="#000000" draw:marker-start-width="0.25cm" draw:marker-end-width="0.25cm" draw:fill="bitmap" draw:fill-hatch-solid="false" draw:fill-image-name="_35__20_Percent" style:repeat="repeat" draw:textarea-horizontal-align="justify" draw:textarea-vertical-align="middle" draw:auto-grow-height="false" fo:min-height="3.22cm" fo:min-width="4.72cm" fo:padding-top="0.14cm" fo:padding-bottom="0.14cm" fo:padding-left="0.265cm" fo:padding-right="0.265cm"/>
    </style:style>
    <style:style style:name="gr18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solid" draw:stroke-dash="Double_20_Dash" svg:stroke-width="0.05cm" svg:stroke-color="#000000" draw:marker-start-width="0.29cm" draw:marker-end="Linienspitzen_20_2" draw:marker-end-width="0.3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21" style:family="graphic" style:parent-style-name="objectwithoutfill">
      <style:graphic-properties draw:stroke="solid" draw:stroke-dash="Double_20_Dash" svg:stroke-width="0.05cm" svg:stroke-color="#000000" draw:marker-start="Linienspitzen_20_3" draw:marker-start-width="0.3cm" draw:marker-end-width="0.29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draw:stroke="solid" draw:stroke-dash="Double_20_Dash" svg:stroke-width="0.05cm" svg:stroke-color="#000000" draw:marker-start-width="0.29cm" draw:marker-end="" draw:marker-end-width="0.3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bitmap" draw:fill-hatch-solid="false" draw:fill-image-name="Bitmap_20_1" style:repeat="repeat"/>
      <style:paragraph-properties fo:text-align="center"/>
    </style:style>
    <style:style style:name="P9" style:family="paragraph">
      <loext:graphic-properties draw:fill="bitmap" draw:fill-hatch-solid="false" draw:fill-image-name="_31_0_20_Percent" style:repeat="repeat"/>
      <style:paragraph-properties fo:text-align="center"/>
    </style:style>
    <style:style style:name="P10" style:family="paragraph">
      <loext:graphic-properties draw:fill="bitmap" draw:fill-hatch-solid="false" draw:fill-image-name="_35__20_Percent" style:repeat="repeat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0.2cm" svg:height="5.25cm" svg:x="7cm" svg:y="1.1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5.25cm" svg:height="5.25cm" svg:x="14.588cm" svg:y="1.15cm">
              <text:p/>
              <draw:enhanced-geometry draw:mirror-horizontal="true" draw:glue-point-type="segments" draw:type="mso-spt100" draw:modifiers="-90 89.6900650253457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3" draw:text-style-name="P1" draw:layer="layout" svg:width="0.25cm" svg:height="5.2cm" svg:x="17.088cm" svg:y="1.2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g>
            <draw:custom-shape draw:style-name="gr2" draw:text-style-name="P1" draw:layer="layout" svg:width="5.25cm" svg:height="5.25cm" svg:x="4.35cm" svg:y="1.15cm">
              <text:p/>
              <draw:enhanced-geometry draw:glue-point-type="segments" draw:type="mso-spt100" draw:modifiers="-90 89.6900650253457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4" draw:text-style-name="P1" draw:layer="layout" svg:width="0.25cm" svg:height="5.19cm" svg:x="6.85cm" svg:y="1.19cm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5" draw:text-style-name="P2" draw:layer="layout" svg:x1="7.45cm" svg:y1="3.05cm" svg:x2="1.65cm" svg:y2="3.05cm">
          <text:p/>
        </draw:line>
        <draw:line draw:style-name="gr5" draw:text-style-name="P2" draw:layer="layout" svg:x1="7.45cm" svg:y1="4.4cm" svg:x2="1.65cm" svg:y2="4.4cm">
          <text:p/>
        </draw:line>
        <draw:custom-shape draw:style-name="gr6" draw:text-style-name="P3" draw:layer="layout" svg:width="0.2cm" svg:height="0.2cm" svg:x="1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1.501cm" svg:y="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7.55cm" svg:y1="9.5cm" svg:x2="3.35cm" svg:y2="9.5cm">
          <text:p/>
        </draw:line>
        <draw:g>
          <draw:line draw:style-name="gr5" draw:text-style-name="P2" draw:layer="layout" svg:x1="17.75cm" svg:y1="9cm" svg:x2="17.75cm" svg:y2="10cm">
            <text:p/>
          </draw:line>
          <draw:line draw:style-name="gr5" draw:text-style-name="P2" draw:layer="layout" svg:x1="17.55cm" svg:y1="9.2cm" svg:x2="17.55cm" svg:y2="9.8cm">
            <text:p/>
          </draw:line>
        </draw:g>
        <draw:line draw:style-name="gr5" draw:text-style-name="P2" draw:layer="layout" svg:x1="22.65cm" svg:y1="9.5cm" svg:x2="17.75cm" svg:y2="9.5cm">
          <text:p/>
        </draw:line>
        <draw:line draw:style-name="gr5" draw:text-style-name="P2" draw:layer="layout" svg:x1="3.35cm" svg:y1="10.8cm" svg:x2="3.35cm" svg:y2="4.4cm">
          <text:p/>
        </draw:line>
        <draw:line draw:style-name="gr7" draw:text-style-name="P2" draw:layer="layout" svg:x1="12.75cm" svg:y1="6.3cm" svg:x2="12.75cm" svg:y2="1.2cm">
          <text:p/>
        </draw:line>
        <draw:line draw:style-name="gr8" draw:text-style-name="P2" draw:layer="layout" svg:x1="17.65cm" svg:y1="4.5cm" svg:x2="17.65cm" svg:y2="3cm">
          <text:p/>
        </draw:line>
        <draw:line draw:style-name="gr5" draw:text-style-name="P2" draw:layer="layout" svg:x1="22.75cm" svg:y1="3.8cm" svg:x2="17.65cm" svg:y2="3.8cm">
          <text:p/>
        </draw:line>
        <draw:custom-shape draw:style-name="gr6" draw:text-style-name="P3" draw:layer="layout" svg:width="0.2cm" svg:height="0.2cm" svg:x="22.602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2.75cm" svg:y1="7.1cm" svg:x2="12.75cm" svg:y2="6.4cm">
          <text:p/>
        </draw:line>
        <draw:line draw:style-name="gr5" draw:text-style-name="P2" draw:layer="layout" svg:x1="20.75cm" svg:y1="9.5cm" svg:x2="20.75cm" svg:y2="3.8cm">
          <text:p/>
        </draw:line>
        <draw:custom-shape draw:style-name="gr6" draw:text-style-name="P3" draw:layer="layout" svg:width="0.2cm" svg:height="0.2cm" svg:x="22.603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cm" svg:height="0.962cm" svg:x="7cm" svg:y="1.85cm">
          <draw:text-box>
            <text:p><text:span text:style-name="T1">K</text:span></text:p>
          </draw:text-box>
        </draw:frame>
        <draw:frame draw:style-name="gr9" draw:text-style-name="P4" draw:layer="layout" svg:width="1cm" svg:height="0.962cm" svg:x="12.8cm" svg:y="1.85cm">
          <draw:text-box>
            <text:p><text:span text:style-name="T1">G</text:span></text:p>
          </draw:text-box>
        </draw:frame>
        <draw:frame draw:style-name="gr9" draw:text-style-name="P4" draw:layer="layout" svg:width="1cm" svg:height="0.962cm" svg:x="17.2cm" svg:y="2.15cm">
          <draw:text-box>
            <text:p><text:span text:style-name="T1">A</text:span></text:p>
          </draw:text-box>
        </draw:frame>
        <draw:g>
          <svg:title>TexMaths</svg:title>
          <svg:desc>18§latex§$U_{\mathrm{K}}$§svg§600§TRUE§</svg:desc>
          <draw:g>
            <draw:path draw:style-name="gr10" draw:text-style-name="P5" draw:layer="layout" svg:width="0.436cm" svg:height="0.442cm" svg:x="1.281cm" svg:y="3.5cm" svg:viewBox="0 0 437 443" svg:d="M357 66c8-27 18-44 69-46 3 0 11 0 11-13-3-2 0-7-8-7-21 0-43 2-64 2-22 0-45-2-65-2-5 0-13 0-13 13 0 7 8 7 13 7 34 0 41 14 41 27 0 1 0 12-1 14-19 75-38 150-56 224-22 85-94 139-156 139-44 0-78-27-78-81 0-2 0-22 7-50 21-82 41-163 62-245 5-23 5-28 52-28 16 0 21 0 21-13 0-7-7-7-9-7-18 0-63 2-81 2s-62-2-80-2c-6 0-13 0-13 13 0 7 7 7 18 7 2 0 14 0 23 2 13 0 18 1 18 9 0 3-7 30-11 44-4 19-9 37-14 56-5 25-36 144-38 154-5 18-5 29-5 38 0 77 57 120 124 120 79 0 158-70 178-154 18-74 37-148 55-223z">
              <text:p/>
            </draw:path>
            <draw:path draw:style-name="gr10" draw:text-style-name="P5" draw:layer="layout" svg:width="0.335cm" svg:height="0.3cm" svg:x="1.694cm" svg:y="3.723cm" svg:viewBox="0 0 336 301" svg:d="M174 118c30-25 60-51 90-77 22-18 45-25 65-25 0-5 0-11 0-16-13 2-25 2-38 2-14 0-57-2-59-2 0 5 0 11 0 16 5 0 16 2 16 13 0 3-2 9-4 10-52 45-105 90-158 135 0-46 0-92 0-138 0-14 2-20 36-20 4 0 7 0 11 0 0-5 0-11 0-16-23 2-50 2-67 2-16 0-44 0-66-2 0 5 0 11 0 16 4 0 7 0 11 0 34 0 34 6 34 20 0 76 0 153 0 230 0 14 0 19-34 19-4 0-7 0-11 0 0 6 0 11 0 16 22 0 50-1 66-1 17 0 44 1 67 1 0-5 0-10 0-16-4 0-7 0-11 0-34 0-36-3-36-19 0-24 0-48 0-72 21-18 41-35 61-52 30 39 60 79 90 118 2 4 6 7 6 15 0 10-15 10-24 10 0 6 0 11 0 16 24 0 51-1 67-1 15 0 45 1 50 1 0-5 0-10 0-16-23 0-34 0-50-23-37-48-75-96-112-144z">
              <text:p/>
            </draw:path>
          </draw:g>
        </draw:g>
        <draw:g>
          <svg:title>TexMaths</svg:title>
          <svg:desc>18§latex§$I_{A}$§svg§600§TRUE§</svg:desc>
          <draw:g>
            <draw:path draw:style-name="gr10" draw:text-style-name="P5" draw:layer="layout" svg:width="0.29cm" svg:height="0.428cm" svg:x="21.682cm" svg:y="6.973cm" svg:viewBox="0 0 291 429" svg:d="M214 48c5-23 7-28 57-28 14 0 20 0 20-13 0-7-7-7-9-7-18 0-65 2-83 2-20 0-64-2-84-2-4 0-13 0-13 13 0 7 6 7 18 7 27 0 43 0 43 12 0 2 0 4-1 9-29 113-57 226-85 339-5 24-7 31-57 31-15 0-20 0-20 13 0 5 7 5 9 5 18 0 65-2 83-2 19 0 66 2 84 2 5 0 12 0 12-11 0-7-5-7-17-7-13 0-15 0-27-2-15-2-17-3-17-11 0-5 0-10 2-14 28-112 56-224 85-336z">
              <text:p/>
            </draw:path>
            <draw:path draw:style-name="gr10" draw:text-style-name="P5" draw:layer="layout" svg:width="0.331cm" svg:height="0.313cm" svg:x="21.962cm" svg:y="7.183cm" svg:viewBox="0 0 332 314" svg:d="M66 262c-16 23-30 34-55 36-6 0-11 0-11 9 0 5 4 7 7 7 11 0 25-2 38-2 14 0 32 2 45 2 2 0 9 0 9-9 0-7-6-7-7-7-4 0-20-2-20-13 0-5 3-12 7-18 11-18 23-36 34-53 42 0 84 0 126 0 3 24 7 49 10 73-1 4-3 11-30 11-5 0-11 0-11 11 0 1 2 5 7 5 13 0 43-2 58-2 7 0 18 0 25 0 9 2 18 2 25 2 5 0 9-4 9-9 0-7-5-7-13-7-25 0-26-4-26-14-14-91-27-181-40-271-2-9-3-13-11-13s-10 4-14 11c-54 84-108 167-162 251zM124 197c31-47 62-95 93-143 7 48 13 96 20 143-38 0-75 0-113 0z">
              <text:p/>
            </draw:path>
          </draw:g>
        </draw:g>
        <draw:g>
          <svg:title>TexMaths</svg:title>
          <svg:desc>18§latex§$U_{G}$§svg§600§TRUE§</svg:desc>
          <draw:g>
            <draw:path draw:style-name="gr10" draw:text-style-name="P5" draw:layer="layout" svg:width="0.436cm" svg:height="0.442cm" svg:x="13.582cm" svg:y="6.973cm" svg:viewBox="0 0 437 443" svg:d="M358 66c7-27 18-44 68-46 3 0 11 0 11-13-3-2 0-7-8-7-21 0-43 2-64 2-22 0-45-2-65-2-5 0-12 0-12 13 0 7 7 7 12 7 36 0 41 14 41 27 0 1 0 12-1 14-19 75-38 150-56 224-22 85-94 139-156 139-44 0-78-27-78-81 0-2 0-22 8-50 20-82 40-163 61-245 5-23 7-28 52-28 16 0 21 0 21-13 0-7-7-7-9-7-18 0-63 2-81 2s-62-2-80-2c-6 0-13 0-13 13 0 7 7 7 18 7 2 0 14 0 25 2 11 0 16 1 16 9 0 3-7 30-10 44-5 19-10 37-15 56-5 25-36 144-38 156-5 16-5 27-5 36 0 77 58 120 124 120 79 0 158-70 178-154 18-74 37-148 56-223z">
              <text:p/>
            </draw:path>
            <draw:path draw:style-name="gr10" draw:text-style-name="P5" draw:layer="layout" svg:width="0.34cm" svg:height="0.317cm" svg:x="14.001cm" svg:y="7.188cm" svg:viewBox="0 0 341 318" svg:d="M341 5c0-3-1-5-5-5s-4 0-9 4c-11 11-22 22-32 34-4-6-27-38-83-38-106 0-212 93-212 194 0 68 52 124 137 124 39 0 80-11 104-34 3 9 16 25 21 25 4 0 4-2 8-11 2-11 4-23 7-34 2-9 9-34 11-40 5-19 5-21 30-21 4 0 11 0 11-9 0-4-4-7-7-7-15 0-33 1-49 1-11 0-24 0-36 0-11 0-25-1-36-1-2 0-9 0-9 10 0 6 6 6 16 6 8 0 17 0 26 2 14 0 14 1 14 7 0 2 0 3-4 14-1 13-7 32-9 38-12 27-54 37-88 37-45 0-102-21-102-95 0-46 21-106 56-140 45-44 91-52 116-52 51 0 81 38 81 86 0 13-2 17-2 20 0 6 6 6 9 6 8 0 8-2 9-11 9-37 18-73 27-110z">
              <text:p/>
            </draw:path>
          </draw:g>
        </draw:g>
        <draw:g>
          <svg:title>TexMaths</svg:title>
          <svg:desc>18§latex§$U_{A}$§svg§600§TRUE§</svg:desc>
          <draw:g>
            <draw:path draw:style-name="gr10" draw:text-style-name="P5" draw:layer="layout" svg:width="0.435cm" svg:height="0.442cm" svg:x="17.383cm" svg:y="10.273cm" svg:viewBox="0 0 436 443" svg:d="M357 66c8-25 18-44 69-46 3 0 10 0 10-13-3-2 0-7-9-7-19 0-42 2-62 2-21 0-45-2-67-2-4 0-11 0-11 13 0 7 6 7 11 7 36 0 43 14 43 27 0 1-2 12-2 14-19 75-38 150-57 224-22 85-93 139-156 139-43 0-78-27-78-81 0-2 0-22 8-50 20-82 40-163 61-245 5-21 7-28 52-28 18 0 21 0 21-13 0-7-5-7-9-7-16 0-62 2-79 2-19 0-64-2-82-2-6 0-11 0-11 13 0 7 5 7 16 7 2 0 15 0 25 2 11 0 16 1 16 9 0 3-7 30-10 44-5 19-9 37-13 56-7 25-36 144-39 154-4 18-4 29-4 38 0 75 57 120 124 120 79 0 156-71 178-154 18-74 37-148 55-223z">
              <text:p/>
            </draw:path>
            <draw:path draw:style-name="gr10" draw:text-style-name="P5" draw:layer="layout" svg:width="0.331cm" svg:height="0.313cm" svg:x="17.796cm" svg:y="10.483cm" svg:viewBox="0 0 332 314" svg:d="M65 260c-15 25-29 36-56 38-4 0-9 0-9 9 0 5 4 7 5 7 13 0 27-2 38-2 14 0 32 2 47 2 2 0 9 0 9-11 0-5-7-5-9-5-4 0-18-2-18-13 0-5 3-12 5-18 12-17 24-35 36-53 42 0 84 0 126 0 3 24 7 49 11 73-2 4-4 11-31 11-5 0-11 0-11 9 0 2 2 7 7 7 13 0 44-2 56-2 9 0 18 0 27 0 7 0 16 2 25 2 6 0 9-3 9-9 0-7-5-7-12-7-26 0-27-4-29-14-13-91-25-181-38-271-2-9-2-13-11-13s-10 4-14 11c-54 83-109 166-163 249zM124 197c30-47 61-95 91-143 8 48 15 96 22 143-38 0-75 0-113 0z">
              <text:p/>
            </draw:path>
          </draw:g>
        </draw:g>
        <draw:g>
          <draw:line draw:style-name="gr5" draw:text-style-name="P2" draw:layer="layout" svg:x1="3.85cm" svg:y1="10.8cm" svg:x2="2.85cm" svg:y2="10.8cm">
            <text:p/>
          </draw:line>
          <draw:line draw:style-name="gr5" draw:text-style-name="P2" draw:layer="layout" svg:x1="3.65cm" svg:y1="11cm" svg:x2="3.05cm" svg:y2="11cm">
            <text:p/>
          </draw:line>
          <draw:line draw:style-name="gr5" draw:text-style-name="P2" draw:layer="layout" svg:x1="3.45cm" svg:y1="11.2cm" svg:x2="3.25cm" svg:y2="11.2cm">
            <text:p/>
          </draw:line>
        </draw:g>
        <draw:path draw:style-name="gr11" draw:text-style-name="P6" draw:layer="layout" svg:width="1.241cm" svg:height="1.035cm" draw:transform="skewX (-0.00314159265358968) rotate (0.97581358479003) translate (6.83142046993331cm 3.97038489061561cm)" svg:viewBox="0 0 1242 1036" svg:d="M1075 0c-128 50-155 366-144 452s187 118 246 84c60-35 102-224 16-266-84-42-419-57-530 15-110 72-143 340-118 420 26 80 231 92 272 61 40-31 86-166 9-240-78-74-453-72-552-2s-111 356-80 434c31 79 197 94 241 64 44-29 114-179 43-242-72-64-408-130-478-46">
          <text:p/>
        </draw:path>
        <draw:g>
          <draw:line draw:style-name="gr5" draw:text-style-name="P2" draw:layer="layout" svg:x1="13.25cm" svg:y1="7.3cm" svg:x2="12.25cm" svg:y2="7.3cm">
            <text:p/>
          </draw:line>
          <draw:line draw:style-name="gr5" draw:text-style-name="P2" draw:layer="layout" svg:x1="13.05cm" svg:y1="7.1cm" svg:x2="12.45cm" svg:y2="7.1cm">
            <text:p/>
          </draw:line>
        </draw:g>
        <draw:line draw:style-name="gr8" draw:text-style-name="P2" draw:layer="layout" svg:x1="12.75cm" svg:y1="9.501cm" svg:x2="12.75cm" svg:y2="7.301cm">
          <text:p/>
        </draw:line>
        <draw:line draw:style-name="gr12" draw:text-style-name="P2" draw:layer="layout" svg:x1="12.301cm" svg:y1="7.625cm" svg:x2="13.214cm" svg:y2="6.712cm">
          <text:p/>
        </draw:line>
        <draw:custom-shape draw:style-name="gr13" draw:text-style-name="P7" draw:layer="layout" svg:width="1.369cm" svg:height="1.368cm" svg:x="20.073cm" svg:y="6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20.302cm" svg:y1="7.626cm" svg:x2="21.215cm" svg:y2="6.713cm">
          <text:p/>
        </draw:line>
        <draw:g>
          <draw:line draw:style-name="gr14" draw:text-style-name="P2" draw:layer="layout" svg:x1="15.25cm" svg:y1="18.3cm" svg:x2="15.25cm" svg:y2="14.7cm">
            <text:p/>
          </draw:line>
          <draw:line draw:style-name="gr5" draw:text-style-name="P2" draw:layer="layout" svg:x1="17.051cm" svg:y1="16.5cm" svg:x2="15.251cm" svg:y2="16.5cm">
            <text:p/>
          </draw:line>
          <draw:custom-shape draw:style-name="gr6" draw:text-style-name="P3" draw:layer="layout" svg:width="0.2cm" svg:height="0.2cm" svg:x="16.97cm" svg:y="16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4" draw:text-style-name="P2" draw:layer="layout" svg:x1="3.379cm" svg:y1="18.3cm" svg:x2="3.379cm" svg:y2="14.7cm">
            <text:p/>
          </draw:line>
          <draw:line draw:style-name="gr5" draw:text-style-name="P2" draw:layer="layout" svg:x1="1.578cm" svg:y1="16.5cm" svg:x2="3.378cm" svg:y2="16.5cm">
            <text:p/>
          </draw:line>
          <draw:custom-shape draw:style-name="gr6" draw:text-style-name="P3" draw:layer="layout" svg:width="0.2cm" svg:height="0.2cm" svg:x="1.5cm" svg:y="16.4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" draw:text-style-name="P8" draw:layer="layout" svg:width="5.35cm" svg:height="3.5cm" svg:x="3.45cm" svg:y="14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25cm" svg:height="3.5cm" svg:x="8.75cm" svg:y="14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5.25cm" svg:height="3.5cm" svg:x="9.95cm" svg:y="14.75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9.977cm" svg:y1="18.273cm" svg:x2="8.677cm" svg:y2="18.273cm">
          <text:p/>
        </draw:line>
        <draw:line draw:style-name="gr5" draw:text-style-name="P2" draw:layer="layout" svg:x1="9.277cm" svg:y1="20.374cm" svg:x2="9.277cm" svg:y2="18.274cm">
          <text:p/>
        </draw:line>
        <draw:custom-shape draw:style-name="gr6" draw:text-style-name="P3" draw:layer="layout" svg:width="0.2cm" svg:height="0.2cm" draw:transform="rotate (-1.5707963267949) translate (9.39cm 20.32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4" draw:text-style-name="P2" draw:layer="layout" svg:x1="20.804cm" svg:y1="17.1cm" svg:x2="20.804cm" svg:y2="15.9cm">
            <text:p/>
          </draw:line>
          <draw:line draw:style-name="gr5" draw:text-style-name="P2" draw:layer="layout" svg:x1="19.803cm" svg:y1="16.5cm" svg:x2="20.803cm" svg:y2="16.5cm">
            <text:p/>
          </draw:line>
          <draw:custom-shape draw:style-name="gr6" draw:text-style-name="P3" draw:layer="layout" svg:width="0.2cm" svg:height="0.2cm" svg:x="19.651cm" svg:y="16.4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8" draw:text-style-name="P2" draw:layer="layout" svg:x1="21.45cm" svg:y1="15.5cm" svg:x2="21.45cm" svg:y2="14.7cm">
              <text:p/>
            </draw:line>
            <draw:line draw:style-name="gr18" draw:text-style-name="P2" draw:layer="layout" svg:x1="20.844cm" svg:y1="16.109cm" svg:x2="21.463cm" svg:y2="15.49cm">
              <text:p/>
            </draw:line>
          </draw:g>
          <draw:g>
            <draw:line draw:style-name="gr18" draw:text-style-name="P2" draw:layer="layout" svg:x1="21.45cm" svg:y1="17.51cm" svg:x2="21.45cm" svg:y2="18.31cm">
              <text:p/>
            </draw:line>
            <draw:line draw:style-name="gr19" draw:text-style-name="P2" draw:layer="layout" svg:x1="20.844cm" svg:y1="16.9cm" svg:x2="21.463cm" svg:y2="17.519cm">
              <text:p/>
            </draw:line>
          </draw:g>
          <draw:frame draw:style-name="gr9" draw:text-style-name="P4" draw:layer="layout" svg:width="1cm" svg:height="0.962cm" svg:x="21.001cm" svg:y="18.163cm">
            <draw:text-box>
              <text:p><text:span text:style-name="T1">E</text:span></text:p>
            </draw:text-box>
          </draw:frame>
          <draw:frame draw:style-name="gr9" draw:text-style-name="P4" draw:layer="layout" svg:width="1cm" svg:height="0.962cm" svg:x="21.001cm" svg:y="13.863cm">
            <draw:text-box>
              <text:p><text:span text:style-name="T1">C</text:span></text:p>
            </draw:text-box>
          </draw:frame>
          <draw:frame draw:style-name="gr9" draw:text-style-name="P4" draw:layer="layout" svg:width="1cm" svg:height="0.962cm" svg:x="18.601cm" svg:y="16.063cm">
            <draw:text-box>
              <text:p><text:span text:style-name="T1">B</text:span></text:p>
            </draw:text-box>
          </draw:frame>
          <draw:frame draw:style-name="gr20" draw:text-style-name="P4" draw:layer="layout" svg:width="1.799cm" svg:height="0.962cm" svg:x="20.301cm" svg:y="18.927cm">
            <draw:text-box>
              <text:p><text:span text:style-name="T1">npn</text:span></text:p>
            </draw:text-box>
          </draw:frame>
        </draw:g>
        <draw:g>
          <svg:title>TexMaths</svg:title>
          <svg:desc>18§latex§$n^{++}$§svg§600§TRUE§</svg:desc>
          <draw:g>
            <draw:path draw:style-name="gr10" draw:text-style-name="P5" draw:layer="layout" svg:width="0.34cm" svg:height="0.284cm" svg:x="6.083cm" svg:y="14.124cm" svg:viewBox="0 0 341 285" svg:d="M38 241c-2 10-6 25-6 28 0 11 9 16 18 16 7 0 18-5 24-18 0-1 7-30 12-46 4-19 9-37 13-56 3-14 7-29 11-43 3-11 7-29 9-30 9-20 43-78 102-78 29 0 34 24 34 43 0 40-30 121-41 148-6 14-6 21-6 28 0 31 22 52 51 52 59 0 82-91 82-97 0-5-5-5-7-5-5 0-5 2-9 11-12 43-34 77-65 77-10 0-14-5-14-20 0-16 6-30 11-45 12-34 38-102 38-138 0-43-27-68-72-68-58 0-88 41-99 56-2-36-29-56-58-56-28 0-41 25-46 36-11 21-20 59-20 61 0 7 5 5 7 7 7 0 7-2 11-14 11-45 23-76 47-76 12 0 19 8 19 29 0 13-1 20-10 52-12 49-24 97-36 146z">
              <text:p/>
            </draw:path>
            <draw:path draw:style-name="gr10" draw:text-style-name="P5" draw:layer="layout" svg:width="0.324cm" svg:height="0.324cm" svg:x="6.475cm" svg:y="13.901cm" svg:viewBox="0 0 325 325" svg:d="M172 172c46 0 91 0 137 0 5 0 16 0 16-9 0-12-11-12-16-12-46 0-91 0-137 0 0-45 0-90 0-135 0-5 0-16-10-16-11 0-11 11-11 16 0 45 0 90 0 135-45 0-90 0-135 0-5 0-16 0-16 11 0 10 9 10 16 10 45 0 90 0 135 0 0 46 0 91 0 137 0 5 0 16 11 16 10 0 10-11 10-16 0-46 0-91 0-137z">
              <text:p/>
            </draw:path>
            <draw:path draw:style-name="gr10" draw:text-style-name="P5" draw:layer="layout" svg:width="0.324cm" svg:height="0.324cm" svg:x="6.861cm" svg:y="13.901cm" svg:viewBox="0 0 325 325" svg:d="M174 172c45 0 90 0 135 0 5 0 16 0 16-9 0-12-11-12-16-12-45 0-90 0-135 0 0-45 0-90 0-135 0-5 0-16-11-16-10 0-10 11-10 16 0 45 0 90 0 135-46 0-91 0-137 0-5 0-16 0-16 11 0 10 11 10 16 10 46 0 91 0 137 0 0 46 0 91 0 137 0 5 0 16 10 16 11 0 11-11 11-16 0-46 0-91 0-137z">
              <text:p/>
            </draw:path>
          </draw:g>
        </draw:g>
        <draw:g>
          <svg:title>TexMaths</svg:title>
          <svg:desc>18§latex§$n^{+}$§svg§600§TRUE§</svg:desc>
          <draw:g>
            <draw:path draw:style-name="gr10" draw:text-style-name="P5" draw:layer="layout" svg:width="0.34cm" svg:height="0.284cm" svg:x="12.485cm" svg:y="14.126cm" svg:viewBox="0 0 341 285" svg:d="M38 241c-2 10-6 25-6 28 0 11 9 16 18 16 7 0 18-5 24-18 0-1 7-30 10-46 5-19 10-37 15-56 3-14 7-29 11-43 3-11 7-29 9-30 9-20 43-78 102-78 29 0 34 24 34 43 0 40-30 121-41 148-6 14-7 21-7 28 0 31 23 52 52 52 59 0 82-91 82-97 0-5-5-5-7-5-7 0-7 2-9 11-12 43-34 77-64 77-11 0-17-5-17-20 0-16 8-30 13-45 11-34 38-102 38-138 0-43-27-68-72-68-58 0-88 41-99 56-4-36-29-56-58-56-28 0-41 25-46 36-11 21-20 59-20 61 0 7 5 5 7 7 7 0 7-2 11-14 11-45 23-76 47-76 12 0 19 8 19 29 0 13-1 20-10 52-12 49-24 97-36 146z">
              <text:p/>
            </draw:path>
            <draw:path draw:style-name="gr10" draw:text-style-name="P5" draw:layer="layout" svg:width="0.324cm" svg:height="0.324cm" svg:x="12.875cm" svg:y="13.903cm" svg:viewBox="0 0 325 325" svg:d="M174 172c45 0 90 0 135 0 5 0 16 0 16-9 0-12-11-12-16-12-45 0-90 0-135 0 0-45 0-90 0-135 0-5 0-16-11-16-10 0-10 11-10 16 0 45 0 90 0 135-45 0-90 0-135 0-7 0-18 0-18 11 0 10 11 10 18 10 45 0 90 0 135 0 0 46 0 91 0 137 0 5 0 16 10 16 11 0 11-11 11-16 0-46 0-91 0-137z">
              <text:p/>
            </draw:path>
          </draw:g>
        </draw:g>
        <draw:g>
          <svg:title>TexMaths</svg:title>
          <svg:desc>18§latex§$p$§svg§600§TRUE§</svg:desc>
          <draw:g>
            <draw:path draw:style-name="gr10" draw:text-style-name="P5" draw:layer="layout" svg:width="0.327cm" svg:height="0.399cm" svg:x="9.286cm" svg:y="14.104cm" svg:viewBox="0 0 328 400" svg:d="M48 355c-5 22-5 25-34 25-7 0-14 0-14 13 0 4 4 7 9 7 16 0 34-2 52-2 22 0 43 2 63 2 3 0 11 0 11-12 0-8-6-8-15-8-32 0-32-3-32-10s27-110 30-126c9 20 27 41 58 41 73 0 152-91 152-185 0-59-36-100-84-100-31 0-61 23-83 47-5-33-32-47-55-47-29 0-41 25-47 36-11 21-20 59-20 61 0 7 5 5 8 7 7 0 7-2 10-14 11-45 24-76 47-76 11 0 20 6 20 29 0 14-2 22-6 32-23 94-46 187-70 280zM160 83c3-18 21-36 32-45 21-20 39-24 50-24 25 0 41 23 41 60 0 36-21 109-32 132-21 45-52 65-75 65-41 0-49-52-49-56 0-1 0-1 2-10 10-41 20-82 31-122z">
              <text:p/>
            </draw:path>
          </draw:g>
        </draw:g>
        <draw:frame draw:style-name="gr9" draw:text-style-name="P4" draw:layer="layout" svg:width="1cm" svg:height="0.962cm" svg:x="0.501cm" svg:y="16.063cm">
          <draw:text-box>
            <text:p><text:span text:style-name="T1">E</text:span></text:p>
          </draw:text-box>
        </draw:frame>
        <draw:frame draw:style-name="gr9" draw:text-style-name="P4" draw:layer="layout" svg:width="1cm" svg:height="0.962cm" svg:x="17.301cm" svg:y="16.063cm">
          <draw:text-box>
            <text:p><text:span text:style-name="T1">C</text:span></text:p>
          </draw:text-box>
        </draw:frame>
        <draw:frame draw:style-name="gr9" draw:text-style-name="P4" draw:layer="layout" svg:width="1cm" svg:height="0.962cm" svg:x="8.901cm" svg:y="20.663cm">
          <draw:text-box>
            <text:p><text:span text:style-name="T1">B</text:span></text:p>
          </draw:text-box>
        </draw:frame>
        <draw:g>
          <draw:line draw:style-name="gr14" draw:text-style-name="P2" draw:layer="layout" svg:x1="24.604cm" svg:y1="17.1cm" svg:x2="24.604cm" svg:y2="15.9cm">
            <text:p/>
          </draw:line>
          <draw:line draw:style-name="gr5" draw:text-style-name="P2" draw:layer="layout" svg:x1="23.603cm" svg:y1="16.5cm" svg:x2="24.603cm" svg:y2="16.5cm">
            <text:p/>
          </draw:line>
          <draw:custom-shape draw:style-name="gr6" draw:text-style-name="P3" draw:layer="layout" svg:width="0.2cm" svg:height="0.2cm" svg:x="23.451cm" svg:y="16.4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8" draw:text-style-name="P2" draw:layer="layout" svg:x1="25.25cm" svg:y1="15.5cm" svg:x2="25.25cm" svg:y2="14.7cm">
              <text:p/>
            </draw:line>
            <draw:line draw:style-name="gr21" draw:text-style-name="P2" draw:layer="layout" svg:x1="24.644cm" svg:y1="16.109cm" svg:x2="25.263cm" svg:y2="15.49cm">
              <text:p/>
            </draw:line>
          </draw:g>
          <draw:g>
            <draw:line draw:style-name="gr18" draw:text-style-name="P2" draw:layer="layout" svg:x1="25.25cm" svg:y1="17.51cm" svg:x2="25.25cm" svg:y2="18.31cm">
              <text:p/>
            </draw:line>
            <draw:line draw:style-name="gr22" draw:text-style-name="P2" draw:layer="layout" svg:x1="24.644cm" svg:y1="16.9cm" svg:x2="25.263cm" svg:y2="17.519cm">
              <text:p/>
            </draw:line>
          </draw:g>
          <draw:frame draw:style-name="gr9" draw:text-style-name="P4" draw:layer="layout" svg:width="1cm" svg:height="0.962cm" svg:x="24.801cm" svg:y="18.163cm">
            <draw:text-box>
              <text:p><text:span text:style-name="T1">C</text:span></text:p>
            </draw:text-box>
          </draw:frame>
          <draw:frame draw:style-name="gr9" draw:text-style-name="P4" draw:layer="layout" svg:width="1cm" svg:height="0.962cm" svg:x="24.801cm" svg:y="13.863cm">
            <draw:text-box>
              <text:p><text:span text:style-name="T1">E</text:span></text:p>
            </draw:text-box>
          </draw:frame>
          <draw:frame draw:style-name="gr9" draw:text-style-name="P4" draw:layer="layout" svg:width="1cm" svg:height="0.962cm" svg:x="22.401cm" svg:y="16.063cm">
            <draw:text-box>
              <text:p><text:span text:style-name="T1">B</text:span></text:p>
            </draw:text-box>
          </draw:frame>
          <draw:frame draw:style-name="gr20" draw:text-style-name="P4" draw:layer="layout" svg:width="1.799cm" svg:height="0.962cm" svg:x="24.202cm" svg:y="18.927cm">
            <draw:text-box>
              <text:p><text:span text:style-name="T1">pnp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_31_0_20_Percent" draw:display-name="10 Percent" xlink:href="Pictures/100000000000000800000008D085463572746166.png" xlink:type="simple" xlink:show="embed" xlink:actuate="onLoad"/>
    <draw:fill-image draw:name="_35__20_Percent" draw:display-name="5 Percent" xlink:href="Pictures/10000000000000080000000820A1E16DA75ED138.png" xlink:type="simple" xlink:show="embed" xlink:actuate="onLoad"/>
    <draw:fill-image draw:name="Bitmap_20_1" draw:display-name="Bitmap 1" xlink:href="Pictures/1000000000000008000000084E5100BD242A7782.png" xlink:type="simple" xlink:show="embed" xlink:actuate="onLoad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5-21T17:07:20.198708688</dc:date>
    <meta:editing-duration>PT17H51M52S</meta:editing-duration>
    <meta:editing-cycles>39</meta:editing-cycles>
    <meta:generator>LibreOffice/7.3.7.2$Linux_X86_64 LibreOffice_project/30$Build-2</meta:generator>
    <meta:document-statistic meta:object-count="113"/>
  </office:meta>
</office:document-meta>
</file>